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25in" style:rel-column-width="13653*"/>
    </style:style>
    <style:style style:name="Table1.B" style:family="table-column">
      <style:table-column-properties style:column-width="4.75in" style:rel-column-width="518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in" table:align="margins"/>
    </style:style>
    <style:style style:name="Table2.A" style:family="table-column">
      <style:table-column-properties style:column-width="1.25in" style:rel-column-width="13653*"/>
    </style:style>
    <style:style style:name="Table2.B" style:family="table-column">
      <style:table-column-properties style:column-width="4.75in" style:rel-column-width="518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ef1145" officeooo:paragraph-rsid="00ff05ed"/>
    </style:style>
    <style:style style:name="P9" style:family="paragraph" style:parent-style-name="_5f_Normal">
      <style:text-properties officeooo:rsid="00f1e699" officeooo:paragraph-rsid="00f1e699"/>
    </style:style>
    <style:style style:name="P10" style:family="paragraph" style:parent-style-name="_5f_Normal">
      <style:text-properties officeooo:rsid="00f1e699" officeooo:paragraph-rsid="00f2a61c"/>
    </style:style>
    <style:style style:name="P11" style:family="paragraph" style:parent-style-name="_5f_Normal">
      <style:text-properties officeooo:rsid="00f481fb" officeooo:paragraph-rsid="00f481fb"/>
    </style:style>
    <style:style style:name="P12" style:family="paragraph" style:parent-style-name="_5f_Normal">
      <style:text-properties officeooo:rsid="00f5424f" officeooo:paragraph-rsid="00f5424f"/>
    </style:style>
    <style:style style:name="P13" style:family="paragraph" style:parent-style-name="_5f_Normal">
      <style:text-properties officeooo:rsid="00fb1e48" officeooo:paragraph-rsid="00fb1e48"/>
    </style:style>
    <style:style style:name="P14" style:family="paragraph" style:parent-style-name="Title">
      <style:paragraph-properties fo:text-align="center" style:justify-single-word="false"/>
      <style:text-properties officeooo:paragraph-rsid="003f920e"/>
    </style:style>
    <style:style style:name="P15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6" style:family="paragraph" style:parent-style-name="Subtitle">
      <style:text-properties officeooo:rsid="00d2e8d5" officeooo:paragraph-rsid="00d2e8d5"/>
    </style:style>
    <style:style style:name="P17" style:family="paragraph" style:parent-style-name="Standard">
      <style:text-properties officeooo:rsid="00f6f77d" officeooo:paragraph-rsid="00f6f77d"/>
    </style:style>
    <style:style style:name="P18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1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officeooo:paragraph-rsid="00f6f77d" style:font-size-asian="11pt" style:font-name-complex="Times New Roman1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0f6f77d" style:font-size-asian="11pt" style:font-name-complex="Times New Roman1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0f6f77d" style:font-size-asian="11pt" style:font-weight-asian="bold" style:font-name-complex="Times New Roman1" style:font-weight-complex="bold"/>
    </style:style>
    <style:style style:name="P23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Sivu_20_3">
      <style:paragraph-properties style:page-number="auto" fo:break-before="page"/>
    </style:style>
    <style:style style:name="P26" style:family="paragraph" style:parent-style-name="Numbered_20_Heading_20_1">
      <style:text-properties officeooo:rsid="00ef1145" officeooo:paragraph-rsid="00ef1145"/>
    </style:style>
    <style:style style:name="P27" style:family="paragraph" style:parent-style-name="Numbered_20_Heading_20_1">
      <style:text-properties officeooo:rsid="00f5424f" officeooo:paragraph-rsid="00f5424f"/>
    </style:style>
    <style:style style:name="P28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29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30" style:family="paragraph" style:parent-style-name="Numbered_20_Heading_20_2">
      <style:text-properties officeooo:rsid="00f6f77d" officeooo:paragraph-rsid="00f6f77d"/>
    </style:style>
    <style:style style:name="P31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32" style:family="paragraph" style:parent-style-name="_5f_Normal">
      <style:text-properties officeooo:rsid="00ef1145" officeooo:paragraph-rsid="00f5424f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f1145"/>
    </style:style>
    <style:style style:name="T5" style:family="text">
      <style:text-properties officeooo:rsid="00f1e699"/>
    </style:style>
    <style:style style:name="T6" style:family="text">
      <style:text-properties officeooo:rsid="00f2a61c"/>
    </style:style>
    <style:style style:name="T7" style:family="text">
      <style:text-properties officeooo:rsid="00f367d5"/>
    </style:style>
    <style:style style:name="T8" style:family="text">
      <style:text-properties officeooo:rsid="00f481fb"/>
    </style:style>
    <style:style style:name="T9" style:family="text">
      <style:text-properties officeooo:rsid="00f5424f"/>
    </style:style>
    <style:style style:name="T10" style:family="text">
      <style:text-properties officeooo:rsid="00f6f77d"/>
    </style:style>
    <style:style style:name="T11" style:family="text">
      <style:text-properties officeooo:rsid="00f9ad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1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5">Shakkipeli</text:p>
        <text:p text:style-name="P16"><text:span text:style-name="T4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Sisällysluettelo</text:p>
          </text:index-title>
          <text:p text:style-name="P24"><text:a xlink:type="simple" xlink:href="#__RefHeading___Toc447_236996845" text:style-name="Index_20_Link" text:visited-style-name="Index_20_Link">1 - Testauksen laajuus<text:tab/>3</text:a></text:p>
          <text:p text:style-name="P24"><text:a xlink:type="simple" xlink:href="#__RefHeading___Toc300_921470283" text:style-name="Index_20_Link" text:visited-style-name="Index_20_Link">2 - Testausaineisto<text:tab/>3</text:a></text:p>
          <text:p text:style-name="P24"><text:a xlink:type="simple" xlink:href="#__RefHeading___Toc302_921470283" text:style-name="Index_20_Link" text:visited-style-name="Index_20_Link">3 - Miten sovellusta testataan<text:tab/>3</text:a></text:p>
          <text:p text:style-name="P24"><text:a xlink:type="simple" xlink:href="#__RefHeading___Toc304_921470283" text:style-name="Index_20_Link" text:visited-style-name="Index_20_Link">4 - Testaustulokset<text:tab/>3</text:a></text:p>
          <text:p text:style-name="P24"><text:a xlink:type="simple" xlink:href="#__RefHeading___Toc170_775514014" text:style-name="Index_20_Link" text:visited-style-name="Index_20_Link">5 - Suorituskykytestaus<text:tab/>4</text:a></text:p>
          <text:p text:style-name="P23"><text:a xlink:type="simple" xlink:href="#__RefHeading___Toc172_775514014" text:style-name="Index_20_Link" text:visited-style-name="Index_20_Link">5.1 - Suorituskyky ilman alpha-beta -karsintaa<text:tab/>4</text:a></text:p>
          <text:p text:style-name="P23"><text:a xlink:type="simple" xlink:href="#__RefHeading___Toc174_775514014" text:style-name="Index_20_Link" text:visited-style-name="Index_20_Link">5.2 - Suorituskyky alpha-beta -karsinnan kera<text:tab/>4</text:a></text:p>
          <text:p text:style-name="P24"><text:a xlink:type="simple" xlink:href="#__RefHeading___Toc136_775514014" text:style-name="Index_20_Link" text:visited-style-name="Index_20_Link">6 - Lähteet<text:tab/>5</text:a></text:p>
        </text:index-body>
      </text:table-of-content>
      <text:p text:style-name="Standard"/>
      <text:h text:style-name="P28" text:outline-level="1"><text:bookmark-start text:name="__RefHeading___Toc447_236996845"/>Testauksen laajuus<text:bookmark-end text:name="__RefHeading___Toc447_236996845"/></text:h>
      <text:p text:style-name="P10">Koska erilaisia shakkilaudan pelitilanteita arvioidaan olevan 10^120 kappaletta, ja näiden välillä erilaisia siirtovaihtoehtoja n. 10^3 kpl <text:span text:style-name="T6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7">toki myös</text:span> jUnitia. Testaus <text:span text:style-name="T7">jUnitilla</text:span> on keskittynyt etenkin siihen, että pelinappuloita voi siirtää shakkilaudalla ainoastaan shakin sääntöjen mukaisesti.</text:p>
      <text:h text:style-name="P26" text:outline-level="1"><text:bookmark-start text:name="__RefHeading___Toc300_921470283"/>Testausaineisto<text:bookmark-end text:name="__RefHeading___Toc300_921470283"/></text:h>
      <text:p text:style-name="P8">Testausaineisto koostuu 1<text:span text:style-name="T11">72</text:span> erillisestä yksikkötestistä, <text:span text:style-name="T5">jotka testaavat perusasiat mm. nappuloiden liikuttelusta, pelilaudan toiminnasta ja käyttäjän siirtokäskyjen vastaanotosta. Lista yksikkötesteistä löytyy jUnit-testien javadoceista: http://tuukkapa.github.io/Shakki-TIRALabra2015/javadoc/tests/</text:span></text:p>
      <text:p text:style-name="P9">Tärkein rooli kuitenkin on tutkivalla testauksella, joka yksinkertaisesti tarkoittaa sitä, että peliä pelataan <text:span text:style-name="T8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8">peli</text:span>tilanteessa poikkeus tapahtuu, ja pyritään toistamaan tilanne esimerkiksi aloittaen peli suoraan poikkeuksen aiheuttavasta tilanteesta ja seuraamalla sovelluksen toimintaa rivi riviltä.</text:p>
      <text:p text:style-name="P11">Kuten kappaleessa 1 mainittiin, kattavan listan luominen käsin tehtävistä testitapauksista on mahdoton tehtävä.</text:p>
      <text:h text:style-name="P26" text:outline-level="1"><text:bookmark-start text:name="__RefHeading___Toc302_921470283"/>Miten sovellusta testataan<text:bookmark-end text:name="__RefHeading___Toc302_921470283"/></text:h>
      <text:p text:style-name="P7">Projektihakemiston test-hakemistossa on luokat jUnit-testausta varten sovellusta vastaavissa pakkauksissa. <text:span text:style-name="T9">Yksikkötestit (jUnit) kattavat sovelluksen perustoiminnallisuuden, kuten nappuloiden sääntöjen mukaisen liikuttelun ja käyttäjän syöttämien komentojen tarkistamisen.</text:span></text:p>
      <text:p text:style-name="P13">Käyttöliittymälle ei ole tehty jUnit-testejä, vaan käyttöliittymän oikeellisuus todetaan visuaalisesti vertaamalla ohjelman tulostusta määrittelydokumenttiin.</text:p>
      <text:p text:style-name="P7">Tämän lisäksi sovellusta on testattu pelaamalla peliä tietokonetta vastaan, siirtämällä nappuloita laudalla sekä seuraamalla tarvittaessa sovelluksen toimintaa debug-moodissa etenemällä koodia rivi riviltä.</text:p>
      <text:h text:style-name="P28" text:outline-level="1"><text:bookmark-start text:name="__RefHeading___Toc304_921470283"/>Testaustulokset<text:bookmark-end text:name="__RefHeading___Toc304_921470283"/></text:h>
      <text:p text:style-name="P11">Kaikki 1<text:span text:style-name="T11">72</text:span> testitapausta menevät läpi. Nämä varmistavat sovelluksen perustoiminnan. Tämän lisäksi olen pelannut onnistuneesti monta peliä läpi ilman virhetilanteita.</text:p>
      <text:h text:style-name="P27" text:outline-level="1"><text:bookmark-start text:name="__RefHeading___Toc170_775514014"/>Suorituskykytestaus<text:bookmark-end text:name="__RefHeading___Toc170_775514014"/></text:h>
      <text:p text:style-name="P12">Oheisessa taulukossa näkyy sovelluksen suorituskyky erilaisilla pelipuun syvyyksillä <text:span text:style-name="T10">ilman alpha-beta -karsintaa sekä alpha-beta -karsinnan kera. Tuloksista selviää, että alpha-beta -karsinnalla on suorituskykyyn olennainen vaikutus.</text:span></text:p>
      <text:h text:style-name="P30" text:outline-level="2"><text:bookmark-start text:name="__RefHeading___Toc172_775514014"/>Suorituskyky ilman alpha-beta -karsintaa<text:bookmark-end text:name="__RefHeading___Toc172_775514014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Pelipuun syvyys</text:p>
          </table:table-cell>
          <table:table-cell table:style-name="Table1.B1" office:value-type="string">
            <text:p text:style-name="P22">Tietokoneen siirtoon kulunut keskimääräinen aika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B2" office:value-type="string">
            <text:p text:style-name="P19"/>
          </table:table-cell>
        </table:table-row>
      </table:table>
      <text:h text:style-name="P30" text:outline-level="2"><text:bookmark-start text:name="__RefHeading___Toc174_775514014"/>Suorituskyky alpha-beta -karsinnan kera<text:bookmark-end text:name="__RefHeading___Toc174_7755140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Pelipuun syvyys</text:p>
          </table:table-cell>
          <table:table-cell table:style-name="Table2.B1" office:value-type="string">
            <text:p text:style-name="P22">Tietokoneen siirtoon kulunut keskimääräinen aika</text:p>
          </table:table-cell>
        </table:table-row>
        <table:table-row>
          <table:table-cell table:style-name="Table2.A2" office:value-type="string">
            <text:p text:style-name="P21">1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3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4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5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6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7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8</text:p>
          </table:table-cell>
          <table:table-cell table:style-name="Table2.B2" office:value-type="string">
            <text:p text:style-name="P20"/>
          </table:table-cell>
        </table:table-row>
      </table:table>
      <text:p text:style-name="P17"/>
      <text:h text:style-name="P29" text:outline-level="1"><text:bookmark-start text:name="__RefHeading___Toc136_775514014"/>Lähteet<text:bookmark-end text:name="__RefHeading___Toc136_775514014"/></text:h>
      <text:p text:style-name="P18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8:46:11.384385270</dc:date>
    <meta:generator>LibreOffice/4.4.2.2$Linux_X86_64 LibreOffice_project/40m0$Build-2</meta:generator>
    <meta:editing-duration>PT14H39M20S</meta:editing-duration>
    <meta:editing-cycles>194</meta:editing-cycles>
    <meta:document-statistic meta:table-count="2" meta:image-count="0" meta:object-count="0" meta:page-count="5" meta:paragraph-count="54" meta:word-count="384" meta:character-count="3446" meta:non-whitespace-character-count="3123"/>
  </office:meta>
</office:document-meta>
</file>